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Normal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fo:language="en" fo:country="PH" fo:hyphenate="true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Arial" style:font-name-complex="Arial" fo:color="#000000" style:letter-kerning="false" style:font-size-complex="12pt" fo:language="en" fo:country="PH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font-size="20pt" style:font-size-asian="20pt" style:font-size-complex="20pt" fo:language="en" fo:country="PH"/>
    </style:style>
    <style:style style:name="P18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</style:style>
    <style:style style:name="T41" style:parent-style-name="DefaultParagraphFont" style:family="text">
      <style:text-properties style:font-name="Arial" style:font-name-complex="Arial" fo:color="#000000" style:letter-kerning="false" fo:language="en" fo:country="PH"/>
    </style:style>
    <style:style style:name="T42" style:parent-style-name="DefaultParagraphFont" style:family="text">
      <style:text-properties style:font-name="Arial" style:font-name-complex="Arial" fo:color="#000000" style:letter-kerning="false" fo:font-size="11.5pt" style:font-size-asian="11.5pt" style:font-size-complex="11.5pt" fo:language="en" fo:country="PH"/>
    </style:style>
    <style:style style:name="P43" style:parent-style-name="Standard" style:family="paragraph">
      <style:paragraph-properties fo:text-align="center"/>
      <style:text-properties style:font-name="Arial" style:font-name-complex="Arial" fo:color="#000000" style:letter-kerning="false" fo:font-size="11.5pt" style:font-size-asian="11.5pt" style:font-size-complex="11.5pt" fo:language="en" fo:country="PH"/>
    </style:style>
    <style:style style:name="P44" style:parent-style-name="Standard" style:family="paragraph">
      <style:paragraph-properties fo:text-align="center"/>
      <style:text-properties style:font-name="Arial" style:font-name-complex="Arial" fo:color="#000000" style:letter-kerning="false" fo:font-size="11.5pt" style:font-size-asian="11.5pt" style:font-size-complex="11.5pt" fo:language="en" fo:country="PH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P46" style:parent-style-name="Standard" style:family="paragraph">
      <style:paragraph-properties fo:text-align="center"/>
      <style:text-properties style:font-name="Arial"/>
    </style:style>
    <style:style style:name="P47" style:parent-style-name="Standard" style:family="paragraph">
      <style:paragraph-properties fo:text-align="center"/>
      <style:text-properties style:font-name="Arial"/>
    </style:style>
    <style:style style:name="P48" style:parent-style-name="Standard" style:family="paragraph">
      <style:paragraph-properties fo:text-align="center"/>
      <style:text-properties style:font-name="Arial"/>
    </style:style>
    <style:style style:name="T49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50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51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52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53" style:parent-style-name="WW-TableHeading" style:family="paragraph">
      <style:paragraph-properties fo:break-before="page" fo:text-align="start"/>
      <style:text-properties style:font-name="Arial"/>
    </style:style>
    <style:style style:name="P54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7" style:family="table-column">
      <style:table-column-properties style:column-width="0.8673in" style:use-optimal-column-width="false"/>
    </style:style>
    <style:style style:name="TableColumn58" style:family="table-column">
      <style:table-column-properties style:column-width="1.4659in" style:use-optimal-column-width="false"/>
    </style:style>
    <style:style style:name="TableColumn59" style:family="table-column">
      <style:table-column-properties style:column-width="0.9645in" style:use-optimal-column-width="false"/>
    </style:style>
    <style:style style:name="TableColumn60" style:family="table-column">
      <style:table-column-properties style:column-width="3.4041in" style:use-optimal-column-width="false"/>
    </style:style>
    <style:style style:name="Table56" style:family="table">
      <style:table-properties style:width="6.702in" fo:margin-left="-0.009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WW-TableHeading1" style:family="paragraph">
      <style:text-properties style:font-name="Arial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WW-TableHeading1" style:family="paragraph">
      <style:text-properties style:font-name="Arial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WW-TableHeading1" style:family="paragraph">
      <style:text-properties style:font-name="Arial"/>
    </style:style>
    <style:style style:name="P68" style:parent-style-name="WW-TableHeading1" style:family="paragraph">
      <style:text-properties style:font-name="Arial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WW-TableContents1" style:family="paragraph">
      <style:text-properties style:font-name="Arial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WW-TableContents1" style:family="paragraph">
      <style:text-properties style:font-name="Ari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P80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81" style:parent-style-name="DefaultParagraphFont" style:family="text">
      <style:text-properties style:font-name="Arial" fo:font-style="italic" style:font-style-asian="italic" style:font-style-complex="italic" style:font-size-complex="12pt"/>
    </style:style>
    <style:style style:name="T82" style:parent-style-name="DefaultParagraphFont" style:family="text">
      <style:text-properties style:font-name="Arial" style:font-style-complex="italic" style:font-size-complex="12pt"/>
    </style:style>
    <style:style style:name="P83" style:parent-style-name="Standard" style:family="paragraph">
      <style:text-properties style:font-name="Arial"/>
    </style:style>
    <style:style style:name="TableColumn85" style:family="table-column">
      <style:table-column-properties style:column-width="0.8465in"/>
    </style:style>
    <style:style style:name="TableColumn86" style:family="table-column">
      <style:table-column-properties style:column-width="0.8361in"/>
    </style:style>
    <style:style style:name="TableColumn87" style:family="table-column">
      <style:table-column-properties style:column-width="0.459in"/>
    </style:style>
    <style:style style:name="TableColumn88" style:family="table-column">
      <style:table-column-properties style:column-width="1.0888in"/>
    </style:style>
    <style:style style:name="TableColumn89" style:family="table-column">
      <style:table-column-properties style:column-width="0.9041in"/>
    </style:style>
    <style:style style:name="TableColumn90" style:family="table-column">
      <style:table-column-properties style:column-width="0.7597in"/>
    </style:style>
    <style:style style:name="TableColumn91" style:family="table-column">
      <style:table-column-properties style:column-width="0.8402in"/>
    </style:style>
    <style:style style:name="TableColumn92" style:family="table-column">
      <style:table-column-properties style:column-width="0.9333in"/>
    </style:style>
    <style:style style:name="Table84" style:family="table">
      <style:table-properties style:width="6.668in" fo:margin-left="0in" table:align="left"/>
    </style:style>
    <style:style style:name="TableRow93" style:family="table-row">
      <style:table-row-properties style:min-row-height="0.5631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P102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Row111" style:family="table-row">
      <style:table-row-properties style:min-row-height="0.3486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Row128" style:family="table-row">
      <style:table-row-properties style:min-row-height="0.3486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Row145" style:family="table-row">
      <style:table-row-properties style:min-row-height="0.4069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Row162" style:family="table-row">
      <style:table-row-properties style:min-row-height="0.4187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Row179" style:family="table-row">
      <style:table-row-properties style:min-row-height="0.209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Row196" style:family="table-row">
      <style:table-row-properties style:min-row-height="0.1972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widows="2" fo:orphans="2" fo:text-align="center" style:vertical-align="auto"/>
      <style:text-properties style:font-name="Arial" style:font-name-asian="MS Mincho" style:font-name-complex="Arial" style:letter-kerning="false" fo:font-size="10pt" style:font-size-asian="10pt" style:font-size-complex="10pt" fo:language="en" fo:country="PH" fo:hyphenate="true"/>
    </style:style>
    <style:style style:name="P213" style:parent-style-name="Standard" style:family="paragraph">
      <style:text-properties style:font-name="Arial"/>
    </style:style>
    <style:style style:name="P214" style:parent-style-name="Standard" style:family="paragraph">
      <style:text-properties style:font-name="Arial"/>
    </style:style>
    <style:style style:name="P215" style:parent-style-name="Standard" style:family="paragraph">
      <style:text-properties style:font-name="Arial"/>
    </style:style>
    <style:style style:name="P216" style:parent-style-name="Standard" style:family="paragraph">
      <style:text-properties style:font-name="Arial"/>
    </style:style>
    <style:style style:name="P217" style:parent-style-name="Standard" style:family="paragraph">
      <style:text-properties style:font-name="Arial"/>
    </style:style>
    <style:style style:name="P218" style:parent-style-name="Standard" style:family="paragraph">
      <style:text-properties style:font-name="Arial"/>
    </style:style>
    <style:style style:name="P219" style:parent-style-name="Standard" style:family="paragraph">
      <style:text-properties style:font-name="Arial"/>
    </style:style>
    <style:style style:name="P220" style:parent-style-name="Standard" style:family="paragraph">
      <style:text-properties style:font-name="Arial"/>
    </style:style>
    <style:style style:name="P221" style:parent-style-name="Standard" style:family="paragraph">
      <style:text-properties style:font-name="Arial"/>
    </style:style>
    <style:style style:name="P222" style:parent-style-name="Standard" style:family="paragraph">
      <style:text-properties style:font-name="Arial"/>
    </style:style>
    <style:style style:name="P223" style:parent-style-name="Standard" style:family="paragraph">
      <style:text-properties style:font-name="Arial"/>
    </style:style>
    <style:style style:name="P224" style:parent-style-name="Standard" style:family="paragraph">
      <style:text-properties style:font-name="Arial"/>
    </style:style>
    <style:style style:name="P225" style:parent-style-name="Standard" style:family="paragraph">
      <style:text-properties style:font-name="Arial"/>
    </style:style>
    <style:style style:name="P226" style:parent-style-name="Standard" style:family="paragraph">
      <style:text-properties style:font-name="Arial"/>
    </style:style>
    <style:style style:name="P227" style:parent-style-name="Standard" style:family="paragraph">
      <style:text-properties style:font-name="Arial"/>
    </style:style>
    <style:style style:name="P22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2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3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4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4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4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4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4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4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TableColumn247" style:family="table-column">
      <style:table-column-properties style:column-width="2.0881in" style:use-optimal-column-width="false"/>
    </style:style>
    <style:style style:name="TableColumn248" style:family="table-column">
      <style:table-column-properties style:column-width="4.684in" style:use-optimal-column-width="false"/>
    </style:style>
    <style:style style:name="Table246" style:family="table">
      <style:table-properties style:width="6.7722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/>
    </style:style>
    <style:style style:name="TableCell2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Arial" style:font-weight-complex="bold" fo:font-size="10pt" style:font-size-asian="10pt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Arial" style:font-weight-complex="bold" fo:font-size="10pt" style:font-size-asian="10pt"/>
    </style:style>
    <style:style style:name="P25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paragraph-properties>
        <style:tab-stops>
          <style:tab-stop style:type="left" style:position="2.2604in"/>
        </style:tab-stops>
      </style:paragraph-properties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77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78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79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0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1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2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3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4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5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6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7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8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89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0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1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2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3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4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5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6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7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8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299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300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301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fo:language="en" fo:country="US"/>
    </style:style>
    <style:style style:name="P302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style:font-name="Arial" style:font-name-complex="Arial" fo:language="en" fo:country="US"/>
    </style:style>
    <style:style style:name="P303" style:parent-style-name="Normal" style:family="paragraph">
      <style:paragraph-properties fo:text-align="center">
        <style:tab-stops>
          <style:tab-stop style:type="left" style:position="1.6041in"/>
        </style:tab-stops>
      </style:paragraph-properties>
      <style:text-properties style:font-name="Arial" style:font-name-complex="Arial" fo:language="en" fo:country="US"/>
    </style:style>
    <style:style style:name="TableColumn305" style:family="table-column">
      <style:table-column-properties style:column-width="2.0881in" style:use-optimal-column-width="false"/>
    </style:style>
    <style:style style:name="TableColumn306" style:family="table-column">
      <style:table-column-properties style:column-width="4.684in" style:use-optimal-column-width="false"/>
    </style:style>
    <style:style style:name="Table304" style:family="table">
      <style:table-properties style:width="6.7722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/>
    </style:style>
    <style:style style:name="TableCell3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Arial" style:font-weight-complex="bold" fo:font-size="10pt" style:font-size-asian="10pt"/>
    </style:style>
    <style:style style:name="TableCell3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Arial" style:font-weight-complex="bold" fo:font-size="10pt" style:font-size-asian="10pt"/>
    </style:style>
    <style:style style:name="P317" style:parent-style-name="Normal" style:family="paragraph">
      <style:paragraph-properties>
        <style:tab-stops>
          <style:tab-stop style:type="left" style:position="1.6041in"/>
        </style:tab-stops>
      </style:paragraph-properties>
      <style:text-properties style:font-name="Arial" style:font-name-complex="Arial" fo:language="en" fo:country="US"/>
    </style:style>
  </office:automatic-styles>
  <office:body>
    <office:text text:use-soft-page-breaks="true">
      <text:p text:style-name="P1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<text:s/></text:span><text:span text:style-name="T17">Scholarship Management System<text:s/></text:span></text:p>
      <text:p text:style-name="P18"><text:s/>Data Design Document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Submitted to:</text:p>
      <text:p text:style-name="P28"/>
      <text:p text:style-name="P29"/>
      <text:p text:style-name="P30">Asst. Prof. Ma. Rowena C. Solamo</text:p>
      <text:p text:style-name="P31">Faculty Member</text:p>
      <text:p text:style-name="P32">Department of Computer Science</text:p>
      <text:p text:style-name="P33">College of<text:s/>Engineering</text:p>
      <text:p text:style-name="P34">University of the Philippines, Diliman</text:p>
      <text:p text:style-name="P35"/>
      <text:p text:style-name="P36"/>
      <text:p text:style-name="P37"/>
      <text:p text:style-name="P38"/>
      <text:p text:style-name="P39">Submitted by:</text:p>
      <text:p text:style-name="P40"><text:span text:style-name="T41"><text:s/></text:span><text:span text:style-name="T42">Juntado, Marbille<text:s/></text:span></text:p>
      <text:p text:style-name="P43">Regarde, Patricia Ann T.<text:s/></text:p>
      <text:p text:style-name="P44">Villarin, Cyan C.</text:p>
      <text:p text:style-name="Standard"/>
      <text:p text:style-name="Standard"/>
      <text:p text:style-name="Standard"/>
      <text:p text:style-name="Standard"/>
      <text:p text:style-name="Standard"/>
      <text:p text:style-name="P45">In partial fulfillment of Academic Requirements</text:p>
      <text:p text:style-name="P46">for the course</text:p>
      <text:p text:style-name="P47">CS 191 Software Engineering I</text:p>
      <text:p text:style-name="P48">of the</text:p>
      <text:p text:style-name="WW-TableHeading"><text:span text:style-name="T49">1</text:span><text:span text:style-name="T50">st</text:span><text:span text:style-name="T51"><text:s/>Semester, AY<text:s/></text:span><text:span text:style-name="T52">2015-2016</text:span></text:p>
      <text:soft-page-break/>
      <text:p text:style-name="P53">Revision Control</text:p>
      <text:p text:style-name="P54"/>
      <text:p text:style-name="P55">History Revision: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header-rows>
          <table:table-row table:style-name="TableRow61">
            <table:table-cell table:style-name="TableCell62">
              <text:p text:style-name="P63">Revision Date</text:p>
            </table:table-cell>
            <table:table-cell table:style-name="TableCell64">
              <text:p text:style-name="P65">Person Responsible</text:p>
            </table:table-cell>
            <table:table-cell table:style-name="TableCell66">
              <text:p text:style-name="P67">Version</text:p>
              <text:p text:style-name="P68">Number</text:p>
            </table:table-cell>
            <table:table-cell table:style-name="TableCell69">
              <text:p text:style-name="P70">Modification</text:p>
            </table:table-cell>
          </table:table-row>
        </table:table-header-rows>
        <table:table-row table:style-name="TableRow71">
          <table:table-cell table:style-name="TableCell72">
            <text:p text:style-name="P73">10/29/15</text:p>
          </table:table-cell>
          <table:table-cell table:style-name="TableCell74">
            <text:p text:style-name="P75">Villarin, Cyan<text:s/>C.</text:p>
          </table:table-cell>
          <table:table-cell table:style-name="TableCell76">
            <text:p text:style-name="P77">1.0</text:p>
          </table:table-cell>
          <table:table-cell table:style-name="TableCell78">
            <text:p text:style-name="P79">Initial Document</text:p>
          </table:table-cell>
        </table:table-row>
      </table:table>
      <text:soft-page-break/>
      <text:p text:style-name="P80"><text:span text:style-name="T81">Data Design:<text:s/></text:span><text:span text:style-name="T82">(Normalized Database Table)</text:span></text:p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Student Number</text:p>
          </table:table-cell>
          <table:table-cell table:style-name="TableCell96">
            <text:p text:style-name="P97">Name</text:p>
          </table:table-cell>
          <table:table-cell table:style-name="TableCell98">
            <text:p text:style-name="P99">Age</text:p>
          </table:table-cell>
          <table:table-cell table:style-name="TableCell100">
            <text:p text:style-name="P101">Studying</text:p>
            <text:p text:style-name="P102">Abroad/Local</text:p>
          </table:table-cell>
          <table:table-cell table:style-name="TableCell103">
            <text:p text:style-name="P104">Start of<text:s/>Scholarship</text:p>
          </table:table-cell>
          <table:table-cell table:style-name="TableCell105">
            <text:p text:style-name="P106">Warnings</text:p>
          </table:table-cell>
          <table:table-cell table:style-name="TableCell107">
            <text:p text:style-name="P108">University</text:p>
          </table:table-cell>
          <table:table-cell table:style-name="TableCell109">
            <text:p text:style-name="P110">Degree</text:p>
          </table:table-cell>
        </table:table-row>
        <table:table-row table:style-name="TableRow111">
          <table:table-cell table:style-name="TableCell112">
            <text:p text:style-name="P113">9999</text:p>
          </table:table-cell>
          <table:table-cell table:style-name="TableCell114">
            <text:p text:style-name="P115">X(99)</text:p>
          </table:table-cell>
          <table:table-cell table:style-name="TableCell116">
            <text:p text:style-name="P117">9999</text:p>
          </table:table-cell>
          <table:table-cell table:style-name="TableCell118">
            <text:p text:style-name="P119">X(99)</text:p>
          </table:table-cell>
          <table:table-cell table:style-name="TableCell120">
            <text:p text:style-name="P121">MM/DD/YY</text:p>
          </table:table-cell>
          <table:table-cell table:style-name="TableCell122">
            <text:p text:style-name="P123">9999</text:p>
          </table:table-cell>
          <table:table-cell table:style-name="TableCell124">
            <text:p text:style-name="P125">X(99)</text:p>
          </table:table-cell>
          <table:table-cell table:style-name="TableCell126">
            <text:p text:style-name="P127">X(99)</text:p>
          </table:table-cell>
        </table:table-row>
        <table:table-row table:style-name="TableRow128">
          <table:table-cell table:style-name="TableCell129">
            <text:p text:style-name="P130">PK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201319404</text:p>
          </table:table-cell>
          <table:table-cell table:style-name="TableCell148">
            <text:p text:style-name="P149">Brent Clintwood</text:p>
          </table:table-cell>
          <table:table-cell table:style-name="TableCell150">
            <text:p text:style-name="P151">19</text:p>
          </table:table-cell>
          <table:table-cell table:style-name="TableCell152">
            <text:p text:style-name="P153">Local</text:p>
          </table:table-cell>
          <table:table-cell table:style-name="TableCell154">
            <text:p text:style-name="P155">07/23/15</text:p>
          </table:table-cell>
          <table:table-cell table:style-name="TableCell156">
            <text:p text:style-name="P157">0</text:p>
          </table:table-cell>
          <table:table-cell table:style-name="TableCell158">
            <text:p text:style-name="P159">University of the Philippines Diliman</text:p>
          </table:table-cell>
          <table:table-cell table:style-name="TableCell160">
            <text:p text:style-name="P161">BS Computer Engineering</text:p>
          </table:table-cell>
        </table:table-row>
        <table:table-row table:style-name="TableRow162">
          <table:table-cell table:style-name="TableCell163">
            <text:p text:style-name="P164">201384928</text:p>
          </table:table-cell>
          <table:table-cell table:style-name="TableCell165">
            <text:p text:style-name="P166">Christian Canses</text:p>
          </table:table-cell>
          <table:table-cell table:style-name="TableCell167">
            <text:p text:style-name="P168">20</text:p>
          </table:table-cell>
          <table:table-cell table:style-name="TableCell169">
            <text:p text:style-name="P170">Abroad</text:p>
          </table:table-cell>
          <table:table-cell table:style-name="TableCell171">
            <text:p text:style-name="P172">07/19/14</text:p>
          </table:table-cell>
          <table:table-cell table:style-name="TableCell173">
            <text:p text:style-name="P174">2</text:p>
          </table:table-cell>
          <table:table-cell table:style-name="TableCell175">
            <text:p text:style-name="P176">University of Japan</text:p>
          </table:table-cell>
          <table:table-cell table:style-name="TableCell177">
            <text:p text:style-name="P178">BS Computer Science</text:p>
          </table:table-cell>
        </table:table-row>
        <table:table-row table:style-name="TableRow179">
          <table:table-cell table:style-name="TableCell180">
            <text:p text:style-name="P181">201229392</text:p>
          </table:table-cell>
          <table:table-cell table:style-name="TableCell182">
            <text:p text:style-name="P183">Michael Cadayog</text:p>
          </table:table-cell>
          <table:table-cell table:style-name="TableCell184">
            <text:p text:style-name="P185">17</text:p>
          </table:table-cell>
          <table:table-cell table:style-name="TableCell186">
            <text:p text:style-name="P187">Local</text:p>
          </table:table-cell>
          <table:table-cell table:style-name="TableCell188">
            <text:p text:style-name="P189">01/23/15</text:p>
          </table:table-cell>
          <table:table-cell table:style-name="TableCell190">
            <text:p text:style-name="P191">1</text:p>
          </table:table-cell>
          <table:table-cell table:style-name="TableCell192">
            <text:p text:style-name="P193">Ateneo de Manila University</text:p>
          </table:table-cell>
          <table:table-cell table:style-name="TableCell194">
            <text:p text:style-name="P195">BS Computer Science</text:p>
          </table:table-cell>
        </table:table-row>
        <table:table-row table:style-name="TableRow196">
          <table:table-cell table:style-name="TableCell197">
            <text:p text:style-name="P198">201483822</text:p>
          </table:table-cell>
          <table:table-cell table:style-name="TableCell199">
            <text:p text:style-name="P200">Jacob Brothel</text:p>
          </table:table-cell>
          <table:table-cell table:style-name="TableCell201">
            <text:p text:style-name="P202">19</text:p>
          </table:table-cell>
          <table:table-cell table:style-name="TableCell203">
            <text:p text:style-name="P204">Local</text:p>
          </table:table-cell>
          <table:table-cell table:style-name="TableCell205">
            <text:p text:style-name="P206">06/15/15</text:p>
          </table:table-cell>
          <table:table-cell table:style-name="TableCell207">
            <text:p text:style-name="P208">0</text:p>
          </table:table-cell>
          <table:table-cell table:style-name="TableCell209">
            <text:p text:style-name="P210">University of the Philippines Los Banos</text:p>
          </table:table-cell>
          <table:table-cell table:style-name="TableCell211">
            <text:p text:style-name="P212">BS Computer Science</text:p>
          </table:table-cell>
        </table:table-row>
      </table:table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soft-page-break/>
      <text:p text:style-name="P244">Data Access Object (DAO) Classes:</text:p>
      <text:p text:style-name="P245"/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Class Name</text:p>
          </table:table-cell>
          <table:table-cell table:style-name="TableCell252">
            <text:p text:style-name="P253">Description</text:p>
          </table:table-cell>
        </table:table-row>
        <table:table-row table:style-name="TableRow254">
          <table:table-cell table:style-name="TableCell255">
            <text:p text:style-name="P256">StudentDAO</text:p>
          </table:table-cell>
          <table:table-cell table:style-name="TableCell257">
            <text:p text:style-name="P258">This is<text:s/>an interface that will provide access to our database. It will serve as the layer between the Application Logic and the Database.<text:s/>It<text:s/>abstracts the underlying data access implementation for the BusinessObject (data client) to enable transparent access to the data source.<text:s/></text:p>
          </table:table-cell>
        </table:table-row>
      </table:table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><text:tab/></text:p>
      <text:p text:style-name="P275"/>
      <text:p text:style-name="P276"><text:tab/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soft-page-break/>
      <text:p text:style-name="P302">Data Transfer Object (DTO) Classes:</text:p>
      <text:p text:style-name="P303"/>
      <table:table table:style-name="Table304">
        <table:table-columns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Class Name</text:p>
          </table:table-cell>
          <table:table-cell table:style-name="TableCell310">
            <text:p text:style-name="P311">Description</text:p>
          </table:table-cell>
        </table:table-row>
        <table:table-row table:style-name="TableRow312">
          <table:table-cell table:style-name="TableCell313">
            <text:p text:style-name="P314">StudentDTO</text:p>
          </table:table-cell>
          <table:table-cell table:style-name="TableCell315">
            <text:p text:style-name="P316">This will be the class that will define how the data will be sent from our database to the application or vice versa.<text:s/>It represents a data carrier. It will be used to return data to the client or the client can use it to update data.</text:p>
          </table:table-cell>
        </table:table-row>
      </table:table>
      <text:p text:style-name="P3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24pt" style:font-size-asian="24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left="0.0784in" fo:margin-right="0.0784in">
        <style:tab-stops/>
      </style:paragraph-properties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JEDI20Slides-Intro1-Lesson01-Chapter20TitleLTGliederung1" style:display-name="JEDI%20Slides-Intro1-Lesson01-Chapter%20Title~LT~Gliederung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JEDI20Slides-Intro1-Lesson01-Chapter20TitleLTGliederung2" style:display-name="JEDI%20Slides-Intro1-Lesson01-Chapter%20Title~LT~Gliederung 2" style:family="paragraph" style:parent-style-name="JEDI20Slides-Intro1-Lesson01-Chapter20TitleLTGliederung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JEDI20Slides-Intro1-Lesson01-Chapter20TitleLTGliederung3" style:display-name="JEDI%20Slides-Intro1-Lesson01-Chapter%20Title~LT~Gliederung 3" style:family="paragraph" style:parent-style-name="JEDI20Slides-Intro1-Lesson01-Chapter20TitleLTGliederung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JEDI20Slides-Intro1-Lesson01-Chapter20TitleLTGliederung4" style:display-name="JEDI%20Slides-Intro1-Lesson01-Chapter%20Title~LT~Gliederung 4" style:family="paragraph" style:parent-style-name="JEDI20Slides-Intro1-Lesson01-Chapter20TitleLTGliederung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JEDI20Slides-Intro1-Lesson01-Chapter20TitleLTGliederung5" style:display-name="JEDI%20Slides-Intro1-Lesson01-Chapter%20Title~LT~Gliederung 5" style:family="paragraph" style:parent-style-name="JEDI20Slides-Intro1-Lesson01-Chapter20TitleLTGliederung4">
      <style:paragraph-properties fo:margin-bottom="0.0395in" fo:margin-left="2.3625in">
        <style:tab-stops/>
      </style:paragraph-properties>
      <style:text-properties fo:hyphenate="false"/>
    </style:style>
    <style:style style:name="JEDI20Slides-Intro1-Lesson01-Chapter20TitleLTGliederung6" style:display-name="JEDI%20Slides-Intro1-Lesson01-Chapter%20Title~LT~Gliederung 6" style:family="paragraph" style:parent-style-name="JEDI20Slides-Intro1-Lesson01-Chapter20TitleLTGliederung5">
      <style:paragraph-properties fo:margin-left="2.8347in">
        <style:tab-stops/>
      </style:paragraph-properties>
      <style:text-properties fo:hyphenate="false"/>
    </style:style>
    <style:style style:name="JEDI20Slides-Intro1-Lesson01-Chapter20TitleLTGliederung7" style:display-name="JEDI%20Slides-Intro1-Lesson01-Chapter%20Title~LT~Gliederung 7" style:family="paragraph" style:parent-style-name="JEDI20Slides-Intro1-Lesson01-Chapter20TitleLTGliederung6">
      <style:paragraph-properties fo:margin-left="3.3069in">
        <style:tab-stops/>
      </style:paragraph-properties>
      <style:text-properties fo:hyphenate="false"/>
    </style:style>
    <style:style style:name="JEDI20Slides-Intro1-Lesson01-Chapter20TitleLTGliederung8" style:display-name="JEDI%20Slides-Intro1-Lesson01-Chapter%20Title~LT~Gliederung 8" style:family="paragraph" style:parent-style-name="JEDI20Slides-Intro1-Lesson01-Chapter20TitleLTGliederung7">
      <style:paragraph-properties fo:margin-left="3.7798in">
        <style:tab-stops/>
      </style:paragraph-properties>
      <style:text-properties fo:hyphenate="false"/>
    </style:style>
    <style:style style:name="JEDI20Slides-Intro1-Lesson01-Chapter20TitleLTGliederung9" style:display-name="JEDI%20Slides-Intro1-Lesson01-Chapter%20Title~LT~Gliederung 9" style:family="paragraph" style:parent-style-name="JEDI20Slides-Intro1-Lesson01-Chapter20TitleLTGliederung8">
      <style:paragraph-properties fo:margin-left="4.252in">
        <style:tab-stops/>
      </style:paragraph-properties>
      <style:text-properties fo:hyphenate="false"/>
    </style:style>
    <style:style style:name="JEDI20Slides-Intro1-Lesson01-Chapter20TitleLTTitel" style:display-name="JEDI%20Slides-Intro1-Lesson01-Chapter%20Title~LT~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44pt" style:font-size-asian="44pt" fo:hyphenate="false"/>
    </style:style>
    <style:style style:name="JEDI20Slides-Intro1-Lesson01-Chapter20TitleLTUntertitel" style:display-name="JEDI%20Slides-Intro1-Lesson01-Chapter%20Title~LT~Unter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32pt" style:font-size-asian="32pt" fo:hyphenate="false"/>
    </style:style>
    <style:style style:name="JEDI20Slides-Intro1-Lesson01-Chapter20TitleLTNotizen" style:display-name="JEDI%20Slides-Intro1-Lesson01-Chapter%20Title~LT~Notizen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JEDI20Slides-Intro1-Lesson01-Chapter20TitleLTHintergrundobjekte" style:display-name="JEDI%20Slides-Intro1-Lesson01-Chapter%20Title~LT~Hintergrundobjekte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JEDI20Slides-Intro1-Lesson01-Chapter20TitleLTHintergrund" style:display-name="JEDI%20Slides-Intro1-Lesson01-Chapter%20Title~LT~Hintergr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default0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Notes" style:display-name="Notes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 fo:margin-left="2.3625in">
        <style:tab-stops/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left="2.8347in">
        <style:tab-stops/>
      </style:paragraph-properties>
      <style:text-properties fo:hyphenate="false"/>
    </style:style>
    <style:style style:name="Outline7" style:display-name="Outline 7" style:family="paragraph" style:parent-style-name="Outline6">
      <style:paragraph-properties fo:margin-left="3.3069in">
        <style:tab-stops/>
      </style:paragraph-properties>
      <style:text-properties fo:hyphenate="false"/>
    </style:style>
    <style:style style:name="Outline8" style:display-name="Outline 8" style:family="paragraph" style:parent-style-name="Outline7">
      <style:paragraph-properties fo:margin-left="3.7798in">
        <style:tab-stops/>
      </style:paragraph-properties>
      <style:text-properties fo:hyphenate="false"/>
    </style:style>
    <style:style style:name="Outline9" style:display-name="Outline 9" style:family="paragraph" style:parent-style-name="Outline8">
      <style:paragraph-properties fo:margin-left="4.252in">
        <style:tab-stops/>
      </style:paragraph-properties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Scholarship Management System</text:span><text:span text:style-name="T5"><text:tab/></text:span><text:span text:style-name="T6"><text:tab/>Page<text:s/></text:span><text:span text:style-name="T7"><text:page-number style:num-format="1" text:fixed="false">5</text:page-number></text:span></text:p>
        <text:p text:style-name="P8">Version: 1.0<text:tab/><text:tab/>Group: UP SM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yan Villarin</meta:initial-creator>
    <dc:creator>Cyan V</dc:creator>
    <meta:creation-date>2015-10-29T08:55:00Z</meta:creation-date>
    <dc:date>2015-10-29T15:45:00Z</dc:date>
    <meta:template xlink:href="Normal" xlink:type="simple"/>
    <meta:editing-cycles>34</meta:editing-cycles>
    <meta:editing-duration>PT6780S</meta:editing-duration>
    <meta:user-defined meta:name="Info 1"/>
    <meta:user-defined meta:name="Info 2"/>
    <meta:user-defined meta:name="Info 3"/>
    <meta:user-defined meta:name="Info 4"/>
    <meta:document-statistic meta:page-count="5" meta:paragraph-count="3" meta:word-count="286" meta:character-count="1914" meta:row-count="13" meta:non-whitespace-character-count="1631"/>
  </office:meta>
</office:document-meta>
</file>